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595c" officeooo:paragraph-rsid="0009595c"/>
    </style:style>
    <style:style style:name="T1" style:family="text">
      <style:text-properties officeooo:rsid="000866cb"/>
    </style:style>
    <style:style style:name="T2" style:family="text">
      <style:text-properties officeooo:rsid="00087190"/>
    </style:style>
    <style:style style:name="T3" style:family="text">
      <style:text-properties officeooo:rsid="000a4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hods</text:p>
      <text:p text:style-name="Text_20_body"/>
      <text:p text:style-name="Text_20_body">- <text:span text:style-name="T1">diagram</text:span></text:p>
      <text:p text:style-name="Text_20_body">- <text:span text:style-name="T1">data selection: does additional data that does not match 100% (since it is dicitonary data) the problem improve classification performance?</text:span></text:p>
      <text:p text:style-name="Text_20_body">- <text:span text:style-name="T1">preprocessing: how much improvement yield different forms of preprocessing (lowercasing, stopword removal, </text:span><text:span text:style-name="T2">number and punctuation removal, text augmentations from nlpaug</text:span></text:p>
      <text:p text:style-name="Text_20_body">- <text:span text:style-name="T2">model selection: does XGBoost or a neural network work better</text:span></text:p>
      <text:p text:style-name="Text_20_body">- <text:span text:style-name="T2">hyper-parameter: which impact does hyper-parameter tuning have?</text:span></text:p>
      <text:p text:style-name="Text_20_body">- <text:span text:style-name="T2">architecture optimization: do other architectures work better?</text:span></text:p>
      <text:p text:style-name="Text_20_body"/>
      <text:p text:style-name="P1">Notizen:</text:p>
      <text:p text:style-name="P1">ich remove duplicates, das sind ganz schön viele daten, <text:span text:style-name="T3">vllt nur von den zusatzdaten? Bin nicht sich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07:36.664000000</meta:creation-date>
    <dc:date>2022-03-18T13:19:22.841000000</dc:date>
    <meta:editing-duration>PT9M52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9" meta:word-count="90" meta:character-count="630" meta:non-whitespace-character-count="549"/>
  </office:meta>
</office:document-meta>
</file>